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5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239cm" svg:height="2.409cm" svg:x="1.762cm" svg:y="2.016cm">
          <draw:text-box>
            <text:p>Test text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an Jansen</meta:initial-creator>
    <meta:creation-date>2014-01-31T13:16:38</meta:creation-date>
    <dc:date>2014-09-04T16:12:24.793025470</dc:date>
    <dc:creator>Damian Jansen</dc:creator>
    <meta:editing-duration>PT1M45S</meta:editing-duration>
    <meta:editing-cycles>1</meta:editing-cycles>
    <meta:generator>LibreOffice/4.2.5.2$Linux_X86_64 LibreOffice_project/420$Build-2</meta:generator>
    <meta:document-statistic meta:object-count="1"/>
  </office:meta>
</office:document-meta>
</file>